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M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n>1</mn>
        <mrow>
          <mo stretchy="false">ν</mo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</mfrac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  <mfenced open="(" close=")">
              <mrow>
                <mo stretchy="false">ν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</mrow>
            </mfenced>
          </mrow>
        </munderover>
        <msub>
          <mrow>
            <mstyle mathvariant="bold">
              <mrow>
                <mi>m</mi>
              </mrow>
            </mstyle>
          </mrow>
          <mi>i</mi>
        </msub>
      </mrow>
    </mrow>
    <annotation encoding="StarMath 5.0">bold M (bold r) `=` 1 over {%inu (bold r)} sum from {i=1} to {N left ( %inu (bold r) right)} {bold m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23:55:51.299000000</meta:creation-date>
    <meta:generator>LibreOffice/4.1.4.2$Windows_x86 LibreOffice_project/0a0440ccc0227ad9829de5f46be37cfb6edcf72</meta:generator>
  </office:meta>
</office:document-meta>
</file>